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ce:</text:span> When the solar wind first interact with Earth's magnetosphere, the trajectory is either bent over and around the magnetosphere along the magnetopause or, interestingly, if the IMF has a southward component it can enter the magnetosphere trough magnetic reconnection. This process connects the IMF to the magnetic field on Earth opening previously closed field lines. These field lines are anchored within the polar cap in one end and are frozen into the solar wind in the other. The solar wind drags these field lines or flux-tubes as they are called when we talk about a volume of magnetic field lines, into the magnetotail. In the process, loading the magnetotail with magnetic field lines adding to the magnetic pressure in the tail, simultaneously the flux-tube anchors move across the polar cap from noon to midnight. From the ace data we can see that there is an increase in southward IMF, in connection with this we expect to see a rise in current system activity in the polar cap <text:span text:style-name="T1">some time later (to be calculated). </text:span></text:p>
      <text:p text:style-name="P1"/>
      <text:p text:style-name="P1"><text:span text:style-name="T1">Ampere:</text:span> The Active Magnetosphere and Planetary Electrodynamics Response Experiment or AMPERE is <text:s/>a science project utilizing an already existing network of civil satellites to measure field-aligned Birkeland currents on Earth. The commercial satellites were equipped with magnetometers for position tracking, these have since been updated with software better adapted to science. Since these satellites have been re-purposed the space physics community has gotten access to much needed data of field-aligned currents in our magnetosphere and ionosphere. In this project we use data from The AMPERE experiment to map these currents.</text:p>
      <text:p text:style-name="P1"/>
      <text:p text:style-name="P1">We can split the Birkeland currents into region 1 &amp; 2 currents. From theory we expect these currents to lie along the polar oval cap. From the ACE measurements we expect an active current system. We observed region 1 &amp; 2 currents starting to form 21, then increasing in in intensity to a peak at midnight, then slowly retracting, before disappearing sometime in the morning, the day after. As we expect we can see the different polarities lying within each other around the polar cap, decreasing rapidly outside of it. We can also infer the loading of the polar cap, but this is better captured with the Superdarn measurements. These current regions, because they are directly coupled to the loading of the magnetotail, are an indicator of aurora to come. Strong current regions should coincide with aurora some time later. </text:p>
      <text:p text:style-name="P1"/>
      <text:p text:style-name="P1"/>
      <text:p text:style-name="P1"><text:span text:style-name="T1">Discussion: </text:span>Unfortunately we do not have in-situ measurements from the loading of the magnetotail. This would be useful for researching the complicated systems which in the end produces aurora, and maybe help us understand in better detail exactly when and where the aurora will be activ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2T10:49:32.41</meta:creation-date>
    <meta:document-statistic meta:table-count="0" meta:image-count="0" meta:object-count="0" meta:page-count="1" meta:paragraph-count="4" meta:word-count="450" meta:character-count="2774"/>
    <dc:date>2015-11-22T13:13:21.65</dc:date>
    <meta:editing-duration>PT38S</meta:editing-duration>
    <meta:editing-cycles>1</meta:editing-cycles>
    <meta:generator>OpenOffice/4.1.1$Win32 OpenOffice.org_project/411m6$Build-9775</meta:generator>
  </office:meta>
</office:document-meta>
</file>